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.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stspannung/V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</table:table-row>
      </table:table>
      <table:table table:name="2.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\_0/V</text:p>
          </table:table-cell>
          <table:table-cell office:value-type="string" calcext:value-type="string">
            <text:p>Fehler/V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U\_1/V</text:p>
          </table:table-cell>
          <table:table-cell office:value-type="string" calcext:value-type="string">
            <text:p>Fehler/V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U\_2/V</text:p>
          </table:table-cell>
          <table:table-cell office:value-type="string" calcext:value-type="string">
            <text:p>Fehler/V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office:value-type="float" office:value="0.06" calcext:value-type="float">
            <text:p>0,06</text:p>
          </table:table-cell>
        </table:table-row>
      </table:table>
      <table:table table:name="2.2" table:style-name="ta1">
        <table:table-column table:style-name="co1" table:number-columns-repeated="15" table:default-cell-style-name="Default"/>
        <table:table-row table:style-name="ro1">
          <table:table-cell table:formula="of:=1/SQRT(2)" office:value-type="float" office:value="0.707106781186547" calcext:value-type="float">
            <text:p>0,7071067812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2.4" calcext:value-type="float">
            <text:p>12,4</text:p>
          </table:table-cell>
          <table:table-cell/>
          <table:table-cell table:formula="of:=12.7*[.A1]" office:value-type="float" office:value="8.98025612106915" calcext:value-type="float">
            <text:p>8,9802561211</text:p>
          </table:table-cell>
          <table:table-cell/>
          <table:table-cell table:formula="of:=[.C3]*[.A1]" office:value-type="float" office:value="6.35" calcext:value-type="float">
            <text:p>6,35</text:p>
          </table:table-cell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string" calcext:value-type="string">
            <text:p>zu</text:p>
          </table:table-cell>
          <table:table-cell table:formula="of:=146/1000" office:value-type="float" office:value="0.146" calcext:value-type="float">
            <text:p>0,146</text:p>
          </table:table-cell>
          <table:table-cell/>
          <table:table-cell table:formula="of:=[.A8]/[.C8]" office:value-type="float" office:value="84.9315068493151" calcext:value-type="float">
            <text:p>84,9315068493</text:p>
          </table:table-cell>
          <table:table-cell/>
          <table:table-cell office:value-type="string" calcext:value-type="string">
            <text:p>1kHz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$A$1]*[.A8]" office:value-type="float" office:value="8.76812408671319" calcext:value-type="float">
            <text:p>8,7681240867</text:p>
          </table:table-cell>
          <table:table-cell/>
          <table:table-cell table:formula="of:=100*[.J8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formula="of:=[.C9]*[.E9]" office:value-type="float" office:value="1.46" calcext:value-type="float">
            <text:p>1,46</text:p>
          </table:table-cell>
          <table:table-cell office:value-type="string" calcext:value-type="string">
            <text:p>zu</text:p>
          </table:table-cell>
          <table:table-cell table:formula="of:=146/1000" office:value-type="float" office:value="0.146" calcext:value-type="float">
            <text:p>0,14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1,3 kHz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275.7" calcext:value-type="float">
            <text:p>275,7</text:p>
          </table:table-cell>
          <table:table-cell/>
          <table:table-cell table:formula="of:=[.$A$1]*[.A9]" office:value-type="float" office:value="1.03237590053236" calcext:value-type="float">
            <text:p>1,0323759005</text:p>
          </table:table-cell>
          <table:table-cell/>
          <table:table-cell table:formula="of:=10*[.J9]" office:value-type="float" office:value="2757" calcext:value-type="float">
            <text:p>2757</text:p>
          </table:table-cell>
          <table:table-cell/>
        </table:table-row>
        <table:table-row table:style-name="ro1">
          <table:table-cell table:formula="of:=146/1000" office:value-type="float" office:value="0.146" calcext:value-type="float">
            <text:p>0,146</text:p>
          </table:table-cell>
          <table:table-cell office:value-type="string" calcext:value-type="string">
            <text:p>zu</text:p>
          </table:table-cell>
          <table:table-cell table:formula="of:=146/1000" office:value-type="float" office:value="0.146" calcext:value-type="float">
            <text:p>0,146</text:p>
          </table:table-cell>
          <table:table-cell/>
          <table:table-cell table:formula="of:=146/1000" office:value-type="float" office:value="0.146" calcext:value-type="float">
            <text:p>0,146</text:p>
          </table:table-cell>
          <table:table-cell/>
          <table:table-cell table:formula="of:=[.J10]/[.A1]" office:value-type="float" office:value="3203.19371877506" calcext:value-type="float">
            <text:p>3203,1937187751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2265" calcext:value-type="float">
            <text:p>2265</text:p>
          </table:table-cell>
          <table:table-cell/>
          <table:table-cell table:formula="of:=[.$A$1]*[.A10]" office:value-type="float" office:value="0.103237590053236" calcext:value-type="float">
            <text:p>0,1032375901</text:p>
          </table:table-cell>
          <table:table-cell/>
          <table:table-cell office:value-type="float" office:value="2265" calcext:value-type="float">
            <text:p>2265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table:style-name="ce1" table:formula="of:=AVERAGE([.N7:.N11])" office:value-type="float" office:value="2474" calcext:value-type="float">
            <text:p>2474</text:p>
          </table:table-cell>
          <table:table-cell table:style-name="ce1" table:formula="of:=STDEVP([.N7:.N11])" office:value-type="float" office:value="207.562038918488" calcext:value-type="float">
            <text:p>207,5620389185</text:p>
          </table:table-cell>
        </table:table-row>
        <table:table-row table:style-name="ro1">
          <table:table-cell office:value-type="string" calcext:value-type="string">
            <text:p>Verstärkung</text:p>
          </table:table-cell>
          <table:table-cell office:value-type="string" calcext:value-type="string">
            <text:p>-3dB Frequenz/Hz</text:p>
          </table:table-cell>
          <table:table-cell office:value-type="string" calcext:value-type="string">
            <text:p>Verstärkungs-Bandbreite-Produkt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J8]" office:value-type="float" office:value="24" calcext:value-type="float">
            <text:p>24</text:p>
          </table:table-cell>
          <table:table-cell table:formula="of:=[.N8]" office:value-type="float" office:value="2400" calcext:value-type="float">
            <text:p>2400</text:p>
          </table:table-cell>
          <table:table-cell table:number-columns-repeated="10"/>
          <table:table-cell office:value-type="float" office:value="3000" calcext:value-type="float">
            <text:p>3000</text:p>
          </table:table-cell>
          <table:table-cell office:value-type="string" calcext:value-type="string">
            <text:p>LLIteraturwer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J9]" office:value-type="float" office:value="275.7" calcext:value-type="float">
            <text:p>275,7</text:p>
          </table:table-cell>
          <table:table-cell table:formula="of:=[.N9]" office:value-type="float" office:value="2757" calcext:value-type="float">
            <text:p>275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J10]" office:value-type="float" office:value="2265" calcext:value-type="float">
            <text:p>2265</text:p>
          </table:table-cell>
          <table:table-cell table:formula="of:=[.N10]" office:value-type="float" office:value="2265" calcext:value-type="float">
            <text:p>2265</text:p>
          </table:table-cell>
          <table:table-cell table:number-columns-repeated="12"/>
        </table:table-row>
      </table:table>
      <table:table table:name="2.4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rstärkung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/kHz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2/kHz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table table:name="2.8" table:style-name="ta1">
        <table:shapes>
          <draw:frame draw:z-index="0" draw:style-name="gr1" draw:text-style-name="P1" svg:width="15.999cm" svg:height="8.999cm" svg:x="4.881cm" svg:y="2.108cm">
            <draw:object draw:notify-on-update-of-ranges="'2.8'.L19:'2.8'.L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95cm" svg:y="11.36cm">
            <draw:object draw:notify-on-update-of-ranges="'2.8'.M19:'2.8'.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6.833cm" svg:y="1.623cm">
            <draw:object draw:notify-on-update-of-ranges="'2.8'.N19:'2.8'.N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6.739cm" svg:y="11.022cm">
            <draw:object draw:notify-on-update-of-ranges="'2.8'.O19:'2.8'.O3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Aufbau 1</text:p>
          </table:table-cell>
          <table:table-cell table:number-columns-repeated="11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tensität</text:p>
          </table:table-cell>
          <table:table-cell office:value-type="string" calcext:value-type="string">
            <text:p>U\_0/V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/V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1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ufbau 2</text:p>
          </table:table-cell>
          <table:table-cell table:number-columns-repeated="11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ntensität</text:p>
          </table:table-cell>
          <table:table-cell office:value-type="string" calcext:value-type="string">
            <text:p>U\_0/V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Fehler/V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7"/>
          <table:table-cell office:value-type="string" calcext:value-type="string">
            <text:p>Binomial</text:p>
          </table:table-cell>
          <table:table-cell table:style-name="Default"/>
          <table:table-cell office:value-type="string" calcext:value-type="string">
            <text:p>Poisson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table:number-columns-repeated="7"/>
          <table:table-cell office:value-type="string" calcext:value-type="string">
            <text:p>nicht komuliert</text:p>
          </table:table-cell>
          <table:table-cell table:style-name="Default" office:value-type="string" calcext:value-type="string">
            <text:p>kommuliert</text:p>
          </table:table-cell>
          <table:table-cell office:value-type="string" calcext:value-type="string">
            <text:p>nicht kommuliert</text:p>
          </table:table-cell>
          <table:table-cell table:style-name="Default" office:value-type="string" calcext:value-type="string">
            <text:p>lommuliert</text:p>
          </table:table-cell>
        </table:table-row>
        <table:table-row table:style-name="ro1">
          <table:table-cell table:number-columns-repeated="12"/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COM.MICROSOFT.BINOM.DIST([.K19];4;0.7;0)" office:value-type="float" office:value="0.0756" calcext:value-type="float">
            <text:p>0,0756</text:p>
          </table:table-cell>
          <table:table-cell table:formula="of:=COM.MICROSOFT.BINOM.DIST([.K19];4;0.7;1)" office:value-type="float" office:value="0.0836999999999999" calcext:value-type="float">
            <text:p>0,0837</text:p>
          </table:table-cell>
          <table:table-cell table:formula="of:=COM.MICROSOFT.POISSON.DIST([.K19];2;0)" office:value-type="float" office:value="0.270670566473225" calcext:value-type="float">
            <text:p>0,2706705665</text:p>
          </table:table-cell>
          <table:table-cell table:formula="of:=COM.MICROSOFT.POISSON.DIST([.K19];2;1)" office:value-type="float" office:value="0.406005849709838" calcext:value-type="float">
            <text:p>0,4060058497</text:p>
          </table:table-cell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formula="of:=COM.MICROSOFT.BINOM.DIST([.K20];4;0.7;0)" office:value-type="float" office:value="0.2646" calcext:value-type="float">
            <text:p>0,2646</text:p>
          </table:table-cell>
          <table:table-cell table:formula="of:=COM.MICROSOFT.BINOM.DIST([.K20];4;0.7;1)" office:value-type="float" office:value="0.3483" calcext:value-type="float">
            <text:p>0,3483</text:p>
          </table:table-cell>
          <table:table-cell table:formula="of:=COM.MICROSOFT.POISSON.DIST([.K20];2;0)" office:value-type="float" office:value="0.270670566473225" calcext:value-type="float">
            <text:p>0,2706705665</text:p>
          </table:table-cell>
          <table:table-cell table:formula="of:=COM.MICROSOFT.POISSON.DIST([.K20];2;1)" office:value-type="float" office:value="0.676676416183063" calcext:value-type="float">
            <text:p>0,6766764162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formula="of:=COM.MICROSOFT.BINOM.DIST([.K21];4;0.7;0)" office:value-type="float" office:value="0.4116" calcext:value-type="float">
            <text:p>0,4116</text:p>
          </table:table-cell>
          <table:table-cell table:formula="of:=COM.MICROSOFT.BINOM.DIST([.K21];4;0.7;1)" office:value-type="float" office:value="0.7599" calcext:value-type="float">
            <text:p>0,7599</text:p>
          </table:table-cell>
          <table:table-cell table:formula="of:=COM.MICROSOFT.POISSON.DIST([.K21];2;0)" office:value-type="float" office:value="0.180447044315484" calcext:value-type="float">
            <text:p>0,1804470443</text:p>
          </table:table-cell>
          <table:table-cell table:formula="of:=COM.MICROSOFT.POISSON.DIST([.K21];2;1)" office:value-type="float" office:value="0.857123460498547" calcext:value-type="float">
            <text:p>0,8571234605</text:p>
          </table:table-cell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formula="of:=COM.MICROSOFT.BINOM.DIST([.K22];4;0.7;0)" office:value-type="float" office:value="0.2401" calcext:value-type="float">
            <text:p>0,2401</text:p>
          </table:table-cell>
          <table:table-cell table:formula="of:=COM.MICROSOFT.BINOM.DIST([.K22];4;0.7;1)" office:value-type="float" office:value="1" calcext:value-type="float">
            <text:p>1</text:p>
          </table:table-cell>
          <table:table-cell table:formula="of:=COM.MICROSOFT.POISSON.DIST([.K22];2;0)" office:value-type="float" office:value="0.0902235221577418" calcext:value-type="float">
            <text:p>0,0902235222</text:p>
          </table:table-cell>
          <table:table-cell table:formula="of:=COM.MICROSOFT.POISSON.DIST([.K22];2;1)" office:value-type="float" office:value="0.947346982656289" calcext:value-type="float">
            <text:p>0,9473469827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2"/>
          <table:table-cell table:formula="of:=COM.MICROSOFT.POISSON.DIST([.K23];2;0)" office:value-type="float" office:value="0.0360894088630967" calcext:value-type="float">
            <text:p>0,0360894089</text:p>
          </table:table-cell>
          <table:table-cell table:formula="of:=COM.MICROSOFT.POISSON.DIST([.K23];2;1)" office:value-type="float" office:value="0.983436391519386" calcext:value-type="float">
            <text:p>0,98343639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C*RF*dU/d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table:formula="of:=COM.MICROSOFT.POISSON.DIST([.K24];2;0)" office:value-type="float" office:value="0.0120298029543656" calcext:value-type="float">
            <text:p>0,012029803</text:p>
          </table:table-cell>
          <table:table-cell table:formula="of:=COM.MICROSOFT.POISSON.DIST([.K24];2;1)" office:value-type="float" office:value="0.995466194473751" calcext:value-type="float">
            <text:p>0,9954661945</text:p>
          </table:table-cell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2"/>
          <table:table-cell table:formula="of:=COM.MICROSOFT.POISSON.DIST([.K25];2;0)" office:value-type="float" office:value="0.00343708655839016" calcext:value-type="float">
            <text:p>0,0034370866</text:p>
          </table:table-cell>
          <table:table-cell table:formula="of:=COM.MICROSOFT.POISSON.DIST([.K25];2;1)" office:value-type="float" office:value="0.998903281032141" calcext:value-type="float">
            <text:p>0,998903281</text:p>
          </table:table-cell>
        </table:table-row>
        <table:table-row table:style-name="ro1">
          <table:table-cell table:number-columns-repeated="4"/>
          <table:table-cell table:formula="of:=5*10^-3" office:value-type="float" office:value="0.005" calcext:value-type="float">
            <text:p>0,005</text:p>
          </table:table-cell>
          <table:table-cell table:formula="of:=270/1000" office:value-type="float" office:value="0.27" calcext:value-type="float">
            <text:p>0,27</text:p>
          </table:table-cell>
          <table:table-cell table:formula="of:=[.F26]/[.E26]" office:value-type="float" office:value="54" calcext:value-type="float">
            <text:p>5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formula="of:=COM.MICROSOFT.POISSON.DIST([.K26];2;0)" office:value-type="float" office:value="0.000859271639597541" calcext:value-type="float">
            <text:p>0,0008592716</text:p>
          </table:table-cell>
          <table:table-cell table:formula="of:=COM.MICROSOFT.POISSON.DIST([.K26];2;1)" office:value-type="float" office:value="0.999762552671739" calcext:value-type="float">
            <text:p>0,9997625527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  <table:table-cell table:formula="of:=COM.MICROSOFT.POISSON.DIST([.K27];2;0)" office:value-type="float" office:value="0.000190949253243898" calcext:value-type="float">
            <text:p>0,0001909493</text:p>
          </table:table-cell>
          <table:table-cell table:formula="of:=COM.MICROSOFT.POISSON.DIST([.K27];2;1)" office:value-type="float" office:value="0.999953501924983" calcext:value-type="float">
            <text:p>0,9999535019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2"/>
          <table:table-cell table:formula="of:=COM.MICROSOFT.POISSON.DIST([.K28];2;0)" office:value-type="float" office:value="0.0000381898506487796" calcext:value-type="float">
            <text:p>3,81898506487796E-005</text:p>
          </table:table-cell>
          <table:table-cell table:formula="of:=COM.MICROSOFT.POISSON.DIST([.K28];2;1)" office:value-type="float" office:value="0.999991691775632" calcext:value-type="float">
            <text:p>0,9999916918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/>
          <table:table-cell table:formula="of:=COM.MICROSOFT.POISSON.DIST([.K29];2;0)" office:value-type="float" office:value="0.00000694360920886902" calcext:value-type="float">
            <text:p>6,94360920886902E-006</text:p>
          </table:table-cell>
          <table:table-cell table:formula="of:=COM.MICROSOFT.POISSON.DIST([.K29];2;1)" office:value-type="float" office:value="0.99999863538484" calcext:value-type="float">
            <text:p>0,9999986354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/>
          <table:table-cell table:formula="of:=COM.MICROSOFT.POISSON.DIST([.K30];2;0)" office:value-type="float" office:value="0.00000115726820147817" calcext:value-type="float">
            <text:p>1,15726820147817E-006</text:p>
          </table:table-cell>
          <table:table-cell table:formula="of:=COM.MICROSOFT.POISSON.DIST([.K30];2;1)" office:value-type="float" office:value="0.999999792653042" calcext:value-type="float">
            <text:p>0,9999997927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2"/>
          <table:table-cell table:formula="of:=COM.MICROSOFT.POISSON.DIST([.K31];2;0)" office:value-type="float" office:value="0.000000178041261765872" calcext:value-type="float">
            <text:p>0,000000178</text:p>
          </table:table-cell>
          <table:table-cell table:formula="of:=COM.MICROSOFT.POISSON.DIST([.K31];2;1)" office:value-type="float" office:value="0.999999970694304" calcext:value-type="float">
            <text:p>0,9999999707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2"/>
          <table:table-cell table:formula="of:=COM.MICROSOFT.POISSON.DIST([.K32];2;0)" office:value-type="float" office:value="0.0000000254344659665532" calcext:value-type="float">
            <text:p>2,54344659665532E-008</text:p>
          </table:table-cell>
          <table:table-cell table:formula="of:=COM.MICROSOFT.POISSON.DIST([.K32];2;1)" office:value-type="float" office:value="0.99999999612877" calcext:value-type="float">
            <text:p>0,9999999961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2"/>
          <table:table-cell table:formula="of:=COM.MICROSOFT.POISSON.DIST([.K33];2;0)" office:value-type="float" office:value="0.00000000339126212887376" calcext:value-type="float">
            <text:p>3,39126212887376E-009</text:p>
          </table:table-cell>
          <table:table-cell table:formula="of:=COM.MICROSOFT.POISSON.DIST([.K33];2;1)" office:value-type="float" office:value="0.999999999520032" calcext:value-type="float">
            <text:p>0,9999999995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.00.0000</text:date>, <text:time style:data-style-name="N2" text:time-value="19:41:21.2183567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1-19T14:09:16.024557549</meta:creation-date>
    <dc:date>2014-11-20T01:01:40.005893347</dc:date>
    <dc:creator>frederik </dc:creator>
    <meta:editing-duration>PT8H17M39S</meta:editing-duration>
    <meta:editing-cycles>16</meta:editing-cycles>
    <meta:generator>LibreOffice/4.2.7.2$Linux_x86 LibreOffice_project/420m0$Build-2</meta:generator>
    <meta:document-statistic meta:table-count="5" meta:cell-count="198" meta:object-count="4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Verteilung</text:p>
        </chart:title>
        <chart:legend chart:legend-position="end" svg:x="13.975cm" svg:y="4.201cm" style:legend-expansion="high" chart:style-name="ch3"/>
        <chart:plot-area chart:style-name="ch4" table:cell-range-address="'2.8'.L19:'2.8'.L22" svg:x="1.331cm" svg:y="1.301cm" svg:width="12.324cm" svg:height="6.538cm">
          <chartooo:coordinate-region svg:x="2.243cm" svg:y="1.5cm" svg:width="11.412cm" svg:height="5.692cm"/>
          <chart:axis chart:dimension="x" chart:name="primary-x" chart:style-name="ch5">
            <chart:title svg:x="6.933cm" svg:y="8.019cm" chart:style-name="ch6">
              <text:p>Anzahl</text:p>
            </chart:title>
          </chart:axis>
          <chart:axis chart:dimension="y" chart:name="primary-y" chart:style-name="ch7">
            <chart:title svg:x="0.451cm" svg:y="5.977cm" chart:style-name="ch8">
              <text:p>Wahrscheinlichkeit</text:p>
            </chart:title>
            <chart:grid chart:style-name="ch9" chart:class="major"/>
          </chart:axis>
          <chart:series chart:style-name="ch10" chart:values-cell-range-address="'2.8'.L19:'2.8'.L2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6">
                <text:p>0.0756</text:p>
                <draw:g>
                  <svg:desc>'2.8'.L19:'2.8'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46">
                <text:p>0.2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16">
                <text:p>0.4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01">
                <text:p>0.2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Verteilungsfunktion</text:p>
        </chart:title>
        <chart:legend chart:legend-position="end" svg:x="13.28cm" svg:y="4.201cm" style:legend-expansion="high" chart:style-name="ch3"/>
        <chart:plot-area chart:style-name="ch4" table:cell-range-address="'2.8'.M19:'2.8'.M22" svg:x="1.331cm" svg:y="1.301cm" svg:width="11.629cm" svg:height="6.538cm">
          <chartooo:coordinate-region svg:x="2.058cm" svg:y="1.501cm" svg:width="10.808cm" svg:height="5.691cm"/>
          <chart:axis chart:dimension="x" chart:name="primary-x" chart:style-name="ch5">
            <chart:title svg:x="6.585cm" svg:y="8.019cm" chart:style-name="ch6">
              <text:p>Anzahl</text:p>
            </chart:title>
          </chart:axis>
          <chart:axis chart:dimension="y" chart:name="primary-y" chart:style-name="ch5">
            <chart:title svg:x="0.451cm" svg:y="5.355cm" chart:style-name="ch7">
              <text:p>Häufigkeit</text:p>
            </chart:title>
            <chart:grid chart:style-name="ch8" chart:class="major"/>
          </chart:axis>
          <chart:series chart:style-name="ch9" chart:values-cell-range-address="'2.8'.M19:'2.8'.M2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36999999999999">
                <text:p>0.0836999999999999</text:p>
                <draw:g>
                  <svg:desc>'2.8'.M19:'2.8'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83">
                <text:p>0.3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99">
                <text:p>0.7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Verteilung</text:p>
        </chart:title>
        <chart:legend chart:legend-position="end" svg:x="13.922cm" svg:y="4.201cm" style:legend-expansion="high" chart:style-name="ch3"/>
        <chart:plot-area chart:style-name="ch4" table:cell-range-address="'2.8'.N19:'2.8'.N33" svg:x="1.331cm" svg:y="1.301cm" svg:width="12.271cm" svg:height="6.538cm">
          <chartooo:coordinate-region svg:x="2.243cm" svg:y="1.501cm" svg:width="11.359cm" svg:height="5.691cm"/>
          <chart:axis chart:dimension="x" chart:name="primary-x" chart:style-name="ch5">
            <chart:title svg:x="6.906cm" svg:y="8.019cm" chart:style-name="ch6">
              <text:p>Anzahl</text:p>
            </chart:title>
          </chart:axis>
          <chart:axis chart:dimension="y" chart:name="primary-y" chart:style-name="ch7">
            <chart:title svg:x="0.451cm" svg:y="5.355cm" chart:style-name="ch8">
              <text:p>Häufigkeit</text:p>
            </chart:title>
            <chart:grid chart:style-name="ch9" chart:class="major"/>
          </chart:axis>
          <chart:series chart:style-name="ch10" chart:values-cell-range-address="'2.8'.N19:'2.8'.N33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0670566473225">
                <text:p>0.270670566473225</text:p>
                <draw:g>
                  <svg:desc>'2.8'.N19:'2.8'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0670566473225">
                <text:p>0.270670566473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0447044315484">
                <text:p>0.180447044315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2235221577418">
                <text:p>0.0902235221577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60894088630967">
                <text:p>0.0360894088630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0298029543656">
                <text:p>0.0120298029543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43708655839016">
                <text:p>0.00343708655839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59271639597541">
                <text:p>0.000859271639597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90949253243898">
                <text:p>0.000190949253243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81898506487796">
                <text:p>0.0000381898506487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694360920886902">
                <text:p>0.00000694360920886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15726820147817">
                <text:p>0.00000115726820147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178041261765872">
                <text:p>0.000000178041261765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254344659665532">
                <text:p>0.0000000254344659665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339126212887376">
                <text:p>0.000000003391262128873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38cm" svg:y="0.316cm" chart:style-name="ch2">
          <text:p>Verteilungsfunktion</text:p>
        </chart:title>
        <chart:legend chart:legend-position="end" svg:x="13.307cm" svg:y="4.201cm" style:legend-expansion="high" chart:style-name="ch3"/>
        <chart:plot-area chart:style-name="ch4" table:cell-range-address="'2.8'.O19:'2.8'.O33" svg:x="1.331cm" svg:y="1.301cm" svg:width="11.656cm" svg:height="6.538cm">
          <chartooo:coordinate-region svg:x="2.058cm" svg:y="1.501cm" svg:width="10.742cm" svg:height="5.691cm"/>
          <chart:axis chart:dimension="x" chart:name="primary-x" chart:style-name="ch5">
            <chart:title svg:x="6.599cm" svg:y="8.019cm" chart:style-name="ch6">
              <text:p>Anzahl</text:p>
            </chart:title>
          </chart:axis>
          <chart:axis chart:dimension="y" chart:name="primary-y" chart:style-name="ch5">
            <chart:title svg:x="0.451cm" svg:y="5.355cm" chart:style-name="ch7">
              <text:p>Häufikgeit</text:p>
            </chart:title>
            <chart:grid chart:style-name="ch8" chart:class="major"/>
          </chart:axis>
          <chart:series chart:style-name="ch9" chart:values-cell-range-address="'2.8'.O19:'2.8'.O33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6005849709838">
                <text:p>0.406005849709838</text:p>
                <draw:g>
                  <svg:desc>'2.8'.O19:'2.8'.O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6676416183063">
                <text:p>0.676676416183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7123460498547">
                <text:p>0.857123460498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7346982656289">
                <text:p>0.947346982656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3436391519386">
                <text:p>0.983436391519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5466194473751">
                <text:p>0.995466194473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903281032141">
                <text:p>0.998903281032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762552671739">
                <text:p>0.999762552671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953501924983">
                <text:p>0.999953501924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991691775632">
                <text:p>0.999991691775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99863538484">
                <text:p>0.99999863538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999792653042">
                <text:p>0.999999792653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70694304">
                <text:p>0.999999970694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99999612877">
                <text:p>0.99999999612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999999520032">
                <text:p>0.9999999995200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